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5A81DD34DBDC2800.png" manifest:media-type="image/png"/>
  <manifest:file-entry manifest:full-path="Pictures/1000020100000230000001A4C257E88B548ADC64.png" manifest:media-type="image/png"/>
  <manifest:file-entry manifest:full-path="Pictures/1000020100000230000001A41DF76447B6A39087.png" manifest:media-type="image/png"/>
  <manifest:file-entry manifest:full-path="Pictures/1000020100000230000001A472932B49499E7E61.png" manifest:media-type="image/png"/>
  <manifest:file-entry manifest:full-path="Pictures/1000020100000230000001A4B18DA4E5C751C1CC.png" manifest:media-type="image/png"/>
  <manifest:file-entry manifest:full-path="Pictures/1000020100000230000001A44AEBB987666DE5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9840" officeooo:paragraph-rsid="00139840"/>
    </style:style>
    <style:style style:name="P2" style:family="paragraph" style:parent-style-name="Preformatted_20_Text">
      <style:paragraph-properties fo:text-align="start" style:justify-single-word="false"/>
      <style:text-properties officeooo:paragraph-rsid="00139840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582e9"/>
    </style:style>
    <style:style style:name="P4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paragraph-rsid="001582e9"/>
    </style:style>
    <style:style style:name="P5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20pt" fo:font-weight="bold" officeooo:paragraph-rsid="001582e9" style:font-size-asian="20pt" style:font-weight-asian="bold" style:font-size-complex="20pt" style:font-weight-complex="bold"/>
    </style:style>
    <style:style style:name="P6" style:family="paragraph" style:parent-style-name="Title">
      <style:text-properties officeooo:rsid="00139840" officeooo:paragraph-rsid="00139840"/>
    </style:style>
    <style:style style:name="T1" style:family="text">
      <style:text-properties officeooo:rsid="001398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139840" style:font-size-asian="20pt" style:font-weight-asian="bold" style:font-size-complex="2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 10 Output</text:p>
      <text:p text:style-name="P1"><text:tab/><text:tab/><text:tab/><text:tab/><text:tab/>Roll No – 170123057</text:p>
      <text:p text:style-name="P1">Q1(a)</text:p>
      <text:p text:style-name="P2"><text:soft-page-break/><text:span text:style-name="T1"><text:s text:c="29"/></text:span><text:span text:style-name="T6">FTCS</text:span><draw:frame draw:style-name="fr1" draw:name="Image1" text:anchor-type="as-char" svg:width="14.817cm" svg:height="11.113cm" draw:z-index="6"><draw:image xlink:href="Pictures/1000020100000230000001A4B18DA4E5C751C1CC.png" xlink:type="simple" xlink:show="embed" xlink:actuate="onLoad" loext:mime-type="image/png"/></draw:frame><draw:frame draw:style-name="fr1" draw:name="Image2" text:anchor-type="as-char" svg:width="14.817cm" svg:height="11.113cm" draw:z-index="7"><draw:image xlink:href="Pictures/1000020100000230000001A44AEBB987666DE553.png" xlink:type="simple" xlink:show="embed" xlink:actuate="onLoad" loext:mime-type="image/png"/></draw:frame></text:p>
      <text:p text:style-name="P3"><text:s text:c="16"/></text:p>
      <text:p text:style-name="P3"><text:span text:style-name="T5"/></text:p>
      <text:p text:style-name="P4"><text:soft-page-break/><text:span text:style-name="T5">BTCS</text:span></text:p>
      <text:p text:style-name="Text_20_body"><draw:frame draw:style-name="fr1" draw:name="Image3" text:anchor-type="as-char" svg:width="14.817cm" svg:height="11.113cm" draw:z-index="0"><draw:image xlink:href="Pictures/1000020100000230000001A472932B49499E7E61.png" xlink:type="simple" xlink:show="embed" xlink:actuate="onLoad" loext:mime-type="image/png"/></draw:frame></text:p>
      <text:p text:style-name="Text_20_body"><draw:frame draw:style-name="fr1" draw:name="Image4" text:anchor-type="as-char" svg:width="14.817cm" svg:height="11.113cm" draw:z-index="1"><draw:image xlink:href="Pictures/1000020100000230000001A4C257E88B548ADC64.png" xlink:type="simple" xlink:show="embed" xlink:actuate="onLoad" loext:mime-type="image/png"/></draw:frame></text:p>
      <text:p text:style-name="P3"><text:s text:c="15"/></text:p>
      <text:p text:style-name="P3"><text:soft-page-break/><text:s/><text:tab/><text:tab/><text:tab/><text:span text:style-name="T5">Crank Nicolson</text:span></text:p>
      <text:p text:style-name="Text_20_body"><draw:frame draw:style-name="fr1" draw:name="Image5" text:anchor-type="as-char" svg:width="14.817cm" svg:height="11.113cm" draw:z-index="2"><draw:image xlink:href="Pictures/1000020100000230000001A472932B49499E7E61.png" xlink:type="simple" xlink:show="embed" xlink:actuate="onLoad" loext:mime-type="image/png"/></draw:frame></text:p>
      <text:p text:style-name="Text_20_body"><draw:frame draw:style-name="fr1" draw:name="Image6" text:anchor-type="as-char" svg:width="14.817cm" svg:height="11.113cm" draw:z-index="3"><draw:image xlink:href="Pictures/1000020100000230000001A45A81DD34DBDC2800.png" xlink:type="simple" xlink:show="embed" xlink:actuate="onLoad" loext:mime-type="image/png"/></draw:frame></text:p>
      <text:p text:style-name="P3"><text:s text:c="16"/></text:p>
      <text:p text:style-name="P3"/>
      <text:p text:style-name="P5"><text:soft-page-break/>Richardson</text:p>
      <text:p text:style-name="Text_20_body"><draw:frame draw:style-name="fr1" draw:name="Image7" text:anchor-type="as-char" svg:width="14.817cm" svg:height="11.113cm" draw:z-index="4"><draw:image xlink:href="Pictures/1000020100000230000001A4B18DA4E5C751C1CC.png" xlink:type="simple" xlink:show="embed" xlink:actuate="onLoad" loext:mime-type="image/png"/></draw:frame></text:p>
      <text:p text:style-name="Text_20_body"><draw:frame draw:style-name="fr1" draw:name="Image8" text:anchor-type="as-char" svg:width="15.843cm" svg:height="11.113cm" draw:z-index="5"><draw:image xlink:href="Pictures/1000020100000230000001A41DF76447B6A39087.png" xlink:type="simple" xlink:show="embed" xlink:actuate="onLoad" loext:mime-type="image/png"/></draw:frame></text:p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2:33:13.930611951</meta:creation-date>
    <dc:date>2019-11-08T12:39:10.933242825</dc:date>
    <meta:editing-duration>PT6M1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5" meta:paragraph-count="16" meta:word-count="12" meta:character-count="154" meta:non-whitespace-character-count="63"/>
  </office:meta>
</office:document-meta>
</file>